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>
        <style:tab-stops>
          <style:tab-stop style:position="4.2602in"/>
        </style:tab-stops>
      </style:paragraph-properties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prefix=" " style:num-suffix="." style:num-format="1">
        <style:list-level-properties text:space-before="0.25in" text:min-label-width="0.25in"/>
      </text:list-level-style-number>
      <text:list-level-style-number text:level="2" text:style-name="Numbering_20_Symbols" style:num-prefix="(" style:num-suffix=")" style:num-format="a">
        <style:list-level-properties text:space-before="0.5in" text:min-label-width="0.25in"/>
      </text:list-level-style-number>
      <text:list-level-style-number text:level="3" text:style-name="Numbering_20_Symbols" style:num-prefix=" " style:num-suffix="." style:num-format="i">
        <style:list-level-properties text:space-before="0.75in" text:min-label-width="0.25in"/>
      </text:list-level-style-number>
      <text:list-level-style-number text:level="4" text:style-name="Numbering_20_Symbols" style:num-prefix=" " style:num-suffix="." style:num-format="A">
        <style:list-level-properties text:space-before="1in" text:min-label-width="0.25in"/>
      </text:list-level-style-number>
      <text:list-level-style-bullet text:level="5" text:style-name="Bullet_20_Symbols" style:num-prefix=" 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prefix=" 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prefix=" 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prefix=" 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prefix=" 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prefix=" " style:num-suffix=".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Szazz Tam</text:p>
          <text:list>
            <text:list-item>
              <text:p text:style-name="P1">Location</text:p>
              <text:list>
                <text:list-item>
                  <text:p text:style-name="P1">[Star charts to Szazz Tam's fortress]</text:p>
                </text:list-item>
                <text:list-item>
                  <text:p text:style-name="P1">[Planar location to Szazz Tam's fortress relative to darkaven's lab]</text:p>
                </text:list-item>
                <text:list-item>
                  <text:p text:style-name="P1">[Star charts to Szazz Tam's lab]</text:p>
                </text:list-item>
                <text:list-item>
                  <text:p text:style-name="P1">[Star charts to Szazz Tam's magehold]</text:p>
                </text:list-item>
              </text:list>
            </text:list-item>
            <text:list-item>
              <text:p text:style-name="P1">Resources</text:p>
              <text:list>
                <text:list-item>
                  <text:p text:style-name="P1">It is observed that the Red Wizards have a efficient production and materials base from which to build their power</text:p>
                  <text:list>
                    <text:list-item>
                      <text:p text:style-name="P1">Unwilled subordinates are acquired by water providing easy mass labor resources</text:p>
                    </text:list-item>
                    <text:list-item>
                      <text:p text:style-name="P1">Some mine resources have been exhausted but various mountain locations provide ample resources</text:p>
                    </text:list-item>
                    <text:list-item>
                      <text:p text:style-name="P1">Mass manufacture of magic items by Thay has produced vast quantities of labs for easily accessible materials manufacture</text:p>
                    </text:list-item>
                  </text:list>
                </text:list-item>
                <text:list-item>
                  <text:p text:style-name="P1">There is a large proportion of wizards in the population.</text:p>
                  <text:list>
                    <text:list-item>
                      <text:p text:style-name="P1">This increases the amount of magic items being exported</text:p>
                    </text:list-item>
                    <text:list-item>
                      <text:p text:style-name="P1">Vast quantities of subordinates are available to construct needed larger items</text:p>
                    </text:list-item>
                    <text:list-item>
                      <text:p text:style-name="P1">Thay would be able to implement various mythals that would facilitate a power base of further efficiency</text:p>
                    </text:list-item>
                  </text:list>
                </text:list-item>
                <text:list-item>
                  <text:p text:style-name="P1">Armies are well organized and battle tested</text:p>
                  <text:list>
                    <text:list-item>
                      <text:p text:style-name="P1">Division of battle mages is feared and well trained</text:p>
                    </text:list-item>
                    <text:list-item>
                      <text:p text:style-name="P1">Foot soldiers are mostly undead</text:p>
                    </text:list-item>
                    <text:list-item>
                      <text:p text:style-name="P1">Living troops are mostly shock troops and reused upon death.</text:p>
                    </text:list-item>
                  </text:list>
                </text:list-item>
                <text:list-item>
                  <text:p text:style-name="P1">Power and governmental structure precludes ineptness in living servants. </text:p>
                  <text:list>
                    <text:list-item>
                      <text:p text:style-name="P1">Gross ineptitude is punishable by death.</text:p>
                      <text:list>
                        <text:list-item>
                          <text:p text:style-name="P1">Szazz Tam is very diligent in observing underlings suspected of incompetence</text:p>
                        </text:list-item>
                        <text:list-item>
                          <text:p text:style-name="P1">Fiefdoms are not tolerated, attempts are met with force.</text:p>
                        </text:list-item>
                        <text:list-item>
                          <text:p text:style-name="P1">Overindulgence leading to inattentiveness to duty is met with punishment</text:p>
                        </text:list-item>
                      </text:list>
                    </text:list-item>
                    <text:list-item>
                      <text:p text:style-name="P1">Duty assignment is made in a highly regimented fashion</text:p>
                      <text:list>
                        <text:list-item>
                          <text:p text:style-name="P1">Roles are clearly defined</text:p>
                        </text:list-item>
                        <text:list-item>
                          <text:p text:style-name="P1">Political struggles are tolerated but dealt with quickly if disruptive.</text:p>
                        </text:list-item>
                        <text:list-item>
                          <text:p text:style-name="P1">Failures due to political endeavor is not tolerated.</text:p>
                        </text:list-item>
                      </text:list>
                    </text:list-item>
                    <text:list-item>
                      <text:p text:style-name="P1">Power structure is solid</text:p>
                      <text:list>
                        <text:list-item>
                          <text:p text:style-name="P1">Information is well maintained</text:p>
                        </text:list-item>
                        <text:list-item>
                          <text:p text:style-name="P1">Improvements to failures are unarguable</text:p>
                        </text:list-item>
                        <text:list-item>
                          <text:p text:style-name="P1">Continuous improvement is expected within defined areas under the target's control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Weapons</text:p>
              <text:list>
                <text:list-item>
                  <text:p text:style-name="P1">Thay has extensive use of magic troops and undead</text:p>
                  <text:list>
                    <text:list-item>
                      <text:p text:style-name="P1">Easily manufactured low quality</text:p>
                    </text:list-item>
                    <text:list-item>
                      <text:p text:style-name="P1">Summoned extra planar beings are often rare and high power for use on point as formation breach.</text:p>
                    </text:list-item>
                    <text:list-item>
                      <text:p text:style-name="P1">Constructs are used as well and are often breach devices.</text:p>
                    </text:list-item>
                  </text:list>
                </text:list-item>
                <text:list-item>
                  <text:p text:style-name="P1">Magic items are prolific and enable heavy protection of otherwise fragile undead</text:p>
                  <text:list>
                    <text:list-item>
                      <text:p text:style-name="P1">Conventional armor types are often used for undead. This uses little resources but provides minimal protection. Deadwraps are much more resilient and allow for high agility maneuvers.</text:p>
                    </text:list-item>
                    <text:list-item>
                      <text:p text:style-name="P1">Magic items used by troops are often bound to the individual to inhibit use by enemies.</text:p>
                    </text:list-item>
                    <text:list-item>
                      <text:p text:style-name="P1">Tattoo magic is sometimes employed by ground troops increasing their usefulness in comparison</text:p>
                    </text:list-item>
                  </text:list>
                </text:list-item>
                <text:list-item>
                  <text:p text:style-name="P1">High magic weapons are unheard of.</text:p>
                  <text:list>
                    <text:list-item>
                      <text:p text:style-name="P1">It is likely they do not possess the information for ritual applications of such.</text:p>
                    </text:list-item>
                    <text:list-item>
                      <text:p text:style-name="P1">For purposes of general use high magic weaponry is considered above 9<text:span text:style-name="T1">th</text:span> circle.</text:p>
                    </text:list-item>
                    <text:list-item>
                      <text:p text:style-name="P1">Modern convention of high magic weapons are used as wands of the 6<text:span text:style-name="T1">th</text:span> <text:s/>through 9<text:span text:style-name="T1">th</text:span> circle.</text:p>
                    </text:list-item>
                    <text:list-item>
                      <text:p text:style-name="P1">Metamagic scrolls and items are created by some exceedingly strong magi </text:p>
                    </text:list-item>
                  </text:list>
                </text:list-item>
              </text:list>
            </text:list-item>
            <text:list-item>
              <text:p text:style-name="P1">Troops</text:p>
              <text:list>
                <text:list-item>
                  <text:p text:style-name="P1">Undead</text:p>
                  <text:list>
                    <text:list-item>
                      <text:p text:style-name="P1">Medium skeletons</text:p>
                    </text:list-item>
                    <text:list-item>
                      <text:p text:style-name="P1">Sourced from battle dead or local <text:s/>hostle creature populations.</text:p>
                    </text:list-item>
                    <text:list-item>
                      <text:p text:style-name="P1">There are rumors in the black market that materials for dracoskeletons have been procured.</text:p>
                    </text:list-item>
                  </text:list>
                </text:list-item>
                <text:list-item>
                  <text:p text:style-name="P1">Living</text:p>
                  <text:list>
                    <text:list-item>
                      <text:p text:style-name="P1">Foot bound soldiers</text:p>
                    </text:list-item>
                    <text:list-item>
                      <text:p text:style-name="P1">Dragon Rider battlemages.</text:p>
                    </text:list-item>
                    <text:list-item>
                      <text:p text:style-name="P1">Large trained animals</text:p>
                    </text:list-item>
                  </text:list>
                </text:list-item>
                <text:list-item>
                  <text:p text:style-name="P1">Outsiders</text:p>
                  <text:list>
                    <text:list-item>
                      <text:p text:style-name="P1">Elementals</text:p>
                    </text:list-item>
                    <text:list-item>
                      <text:p text:style-name="P1">Planar beings</text:p>
                    </text:list-item>
                    <text:list-item>
                      <text:p text:style-name="P1">Demons / Devils</text:p>
                    </text:list-item>
                    <text:list-item>
                      <text:p text:style-name="P1">Constructs</text:p>
                    </text:list-item>
                  </text:list>
                </text:list-item>
              </text:list>
            </text:list-item>
            <text:list-item>
              <text:p text:style-name="P1">Longevity</text:p>
              <text:list>
                <text:list-item>
                  <text:p text:style-name="P1">Thay is as much likely to withstand time as it is to be crushed by its neighbors for fighting not suited to building power</text:p>
                </text:list-item>
                <text:list-item>
                  <text:p text:style-name="P1">Internal power struggles may tear apart the nation</text:p>
                </text:list-item>
                <text:list-item>
                  <text:p text:style-name="P1">Repeated elimination of subordinates limits the effectiveness of loyalty efforts.</text:p>
                </text:list-item>
                <text:list-item>
                  <text:p text:style-name="P1">Should Szazz Tam be destroyed, the nation itself may be in question.</text:p>
                </text:list-item>
              </text:list>
            </text:list-item>
            <text:list-item>
              <text:p text:style-name="P1">Behavior</text:p>
              <text:list>
                <text:list-item>
                  <text:p text:style-name="P1">Overtly aggressive but Szazz Tam shows restraint.</text:p>
                </text:list-item>
                <text:list-item>
                  <text:p text:style-name="P1">Endless self-destructive habits contrary to the gain of the whole but responsive to order through force</text:p>
                </text:list-item>
                <text:list-item>
                  <text:p text:style-name="P1">Little patience. Various groups within the wizards of thay have been making clear and overt efforts to dominate. This is not suited to my needs.</text:p>
                </text:list-item>
              </text:list>
            </text:list-item>
            <text:list-item>
              <text:p text:style-name="P1">Suitability</text:p>
              <text:list>
                <text:list-item>
                  <text:p text:style-name="P1">Sazz Tam may prove worthwhile in the short term as sphere bearer.</text:p>
                </text:list-item>
                <text:list-item>
                  <text:p text:style-name="P1">It would not be prudent to give information to Szazz Tam that may fall into the hands of the opposition upon death.</text:p>
                </text:list-item>
                <text:list-item>
                  <text:p text:style-name="P1">Szazz Tam may intake information and make a failed attempt to destroy me. The sphere bearer would need to be destroyed and that would bring unwanted attention.</text:p>
                </text:list-item>
              </text:list>
            </text:list-item>
          </text:list>
        </text:list-item>
        <text:list-item>
          <text:p text:style-name="P1">Theives of amn</text:p>
          <text:list>
            <text:list-item>
              <text:p text:style-name="P1">Location</text:p>
              <text:list>
                <text:list-item>
                  <text:p text:style-name="P1">Continent of Faerun only</text:p>
                </text:list-item>
                <text:list-item>
                  <text:p text:style-name="P1">Sword coast power base</text:p>
                </text:list-item>
                <text:list-item>
                  <text:p text:style-name="P1">[Planar Location to the last known guild stronghold relative to Darkaven's lab]</text:p>
                </text:list-item>
                <text:list-item>
                  <text:p text:style-name="P1">[Star Charts to dropoff point]</text:p>
                </text:list-item>
                <text:list-item>
                  <text:p text:style-name="P1">[Location to conjugate gate “Sasha”]</text:p>
                </text:list-item>
              </text:list>
            </text:list-item>
            <text:list-item>
              <text:p text:style-name="P1">Resources</text:p>
              <text:list>
                <text:list-item>
                  <text:p text:style-name="P1">Vast black markets are well-suited to clandestine operation</text:p>
                </text:list-item>
                <text:list-item>
                  <text:p text:style-name="P1">Exceedingly proficient transient leaders by self-selection.</text:p>
                  <text:list>
                    <text:list-item>
                      <text:p text:style-name="P1">Only the leaders able to avoid being assassinated can hold the position of guild master for long</text:p>
                    </text:list-item>
                    <text:list-item>
                      <text:p text:style-name="P1">Current guild master has remained for some time and may prove longevity within a human lifespan</text:p>
                    </text:list-item>
                    <text:list-item>
                      <text:p text:style-name="P1">Current guild master second will take over upon the guild master's death and is equally capable. Amenable to my methods.</text:p>
                    </text:list-item>
                  </text:list>
                </text:list-item>
                <text:list-item>
                  <text:p text:style-name="P1">Possible access to any required materials given time.</text:p>
                  <text:list>
                    <text:list-item>
                      <text:p text:style-name="P1">Fences are of great resource and capability, existing relations allow for private access.</text:p>
                    </text:list-item>
                    <text:list-item>
                      <text:p text:style-name="P1">Currently owe me various favors that would prove useful in acquiring power within the guild.</text:p>
                    </text:list-item>
                    <text:list-item>
                      <text:p text:style-name="P1">Stockpiles of various seized goods from tributing raiders provide a possibly beneficial variety to usable goods often of extreme rareness otherwise.</text:p>
                    </text:list-item>
                  </text:list>
                </text:list-item>
                <text:list-item>
                  <text:p text:style-name="P1">It is possible to obtain access to bodies and other materials illegal to access by other power bases</text:p>
                  <text:list>
                    <text:list-item>
                      <text:p text:style-name="P1">Guild has several dedicated groups to exploring ruins for artifacts to sell on the black market.</text:p>
                    </text:list-item>
                    <text:list-item>
                      <text:p text:style-name="P1">Various crypts have been accessed to facilitate the dumping of bodies.</text:p>
                    </text:list-item>
                    <text:list-item>
                      <text:p text:style-name="P1">All guild halls are kept clandestine and largely prevent interference by unwanted power bases</text:p>
                    </text:list-item>
                  </text:list>
                </text:list-item>
              </text:list>
            </text:list-item>
            <text:list-item>
              <text:p text:style-name="P1">Weapons</text:p>
              <text:list>
                <text:list-item>
                  <text:p text:style-name="P1">Poisons are of wide variety and would be suitable for use in my capabilities</text:p>
                </text:list-item>
                <text:list-item>
                  <text:p text:style-name="P1">Various guild members are already proficient in the use of assassins as weaponry. My skills would be efficiently used.</text:p>
                </text:list-item>
                <text:list-item>
                  <text:p text:style-name="P1">Guild members have no compunctions against necromantic methods and would be amenable to my increasing the sphere bearer's power through black art.</text:p>
                </text:list-item>
              </text:list>
            </text:list-item>
            <text:list-item>
              <text:p text:style-name="P1">Troops</text:p>
              <text:list>
                <text:list-item>
                  <text:p text:style-name="P1">None, the thieves guild has no standing army</text:p>
                </text:list-item>
                <text:list-item>
                  <text:p text:style-name="P1">Assassins and various mercenary thieves are most proficient at their duties</text:p>
                </text:list-item>
                <text:list-item>
                  <text:p text:style-name="P1">A few mercenary groups are kept paid for use in more overt methods, their loyalty is questionable.</text:p>
                </text:list-item>
              </text:list>
            </text:list-item>
            <text:list-item>
              <text:p text:style-name="P1">Longevity</text:p>
              <text:list>
                <text:list-item>
                  <text:p text:style-name="P1">All leaders are transient humans.</text:p>
                </text:list-item>
                <text:list-item>
                  <text:p text:style-name="P1">Leaders are assassinated on a regular basis as they age, this provides a fairly consistent leadership of the same personality</text:p>
                </text:list-item>
                <text:list-item>
                  <text:p text:style-name="P1">Any wide exposure generally results in the destruction of the local guild by local authorities. This makes my capture an unwanted possibility.</text:p>
                </text:list-item>
              </text:list>
            </text:list-item>
            <text:list-item>
              <text:p text:style-name="P1">Behavior</text:p>
              <text:list>
                <text:list-item>
                  <text:p text:style-name="P1">Extreme behavior favoring individual effort, this is not conducive to fortified positions</text:p>
                </text:list-item>
                <text:list-item>
                  <text:p text:style-name="P1">Generally driven by greed for trinkets of little inherent worth.</text:p>
                </text:list-item>
                <text:list-item>
                  <text:p text:style-name="P1">A desire for power without a long-term plan of any significance.</text:p>
                </text:list-item>
              </text:list>
            </text:list-item>
            <text:list-item>
              <text:p text:style-name="P1">Suitability</text:p>
              <text:list>
                <text:list-item>
                  <text:p text:style-name="P1">Have no standing army though, this could be rectified over time.</text:p>
                </text:list-item>
                <text:list-item>
                  <text:p text:style-name="P1">Well suited for clandestine operation that will prevent my exposure to various mage groups</text:p>
                </text:list-item>
                <text:list-item>
                  <text:p text:style-name="P1">Unable to fortify and defend a position against a nation army.</text:p>
                </text:list-item>
                <text:list-item>
                  <text:p text:style-name="P1">Well suited to current task of acquiring black market resources and clandestine acquisition of regular resources or personnel.</text:p>
                </text:list-item>
                <text:list-item>
                  <text:p text:style-name="P1">The ghost will need to be unaware of the bonding to facilitate the acquiring of a sphere bearer which the ghost would be otherwise make difficult.</text:p>
                </text:list-item>
              </text:list>
            </text:list-item>
          </text:list>
        </text:list-item>
        <text:list-item>
          <text:p text:style-name="P1">Chern</text:p>
          <text:list>
            <text:list-item>
              <text:p text:style-name="P1">Location</text:p>
              <text:list>
                <text:list-item>
                  <text:p text:style-name="P1">Location unknown, sole entry point hostile</text:p>
                </text:list-item>
              </text:list>
            </text:list-item>
            <text:list-item>
              <text:p text:style-name="P1">Resources</text:p>
              <text:list>
                <text:list-item>
                  <text:p text:style-name="P1">Likely to be high magic society.</text:p>
                </text:list-item>
                <text:list-item>
                  <text:p text:style-name="P1">Apparent vast quantity of magic items</text:p>
                </text:list-item>
                <text:list-item>
                  <text:p text:style-name="P1">High power level and long history</text:p>
                </text:list-item>
              </text:list>
            </text:list-item>
            <text:list-item>
              <text:p text:style-name="P1">Weapons</text:p>
              <text:list>
                <text:list-item>
                  <text:p text:style-name="P1">Appear primarily magical.</text:p>
                </text:list-item>
                <text:list-item>
                  <text:p text:style-name="P1">Use mundane weaponry for unknown reasons.</text:p>
                </text:list-item>
                <text:list-item>
                  <text:p text:style-name="P1">Self-destructive magic used</text:p>
                </text:list-item>
              </text:list>
            </text:list-item>
            <text:list-item>
              <text:p text:style-name="P1">Longevity</text:p>
              <text:list>
                <text:list-item>
                  <text:p text:style-name="P1">Already long history</text:p>
                </text:list-item>
                <text:list-item>
                  <text:p text:style-name="P1">Denizen purports to be extremely long lived.</text:p>
                </text:list-item>
                <text:list-item>
                  <text:p text:style-name="P1">Deeply entrenched power structure</text:p>
                </text:list-item>
              </text:list>
            </text:list-item>
            <text:list-item>
              <text:p text:style-name="P1">Behavior</text:p>
              <text:list>
                <text:list-item>
                  <text:p text:style-name="P1">Possible diefic influence. </text:p>
                </text:list-item>
                <text:list-item>
                  <text:p text:style-name="P1">No priesthood hierarchy, obedience through force.</text:p>
                </text:list-item>
                <text:list-item>
                  <text:p text:style-name="P1">Unknown political structure. Likely self-destructive given unreasonable error tolerance.</text:p>
                </text:list-item>
              </text:list>
            </text:list-item>
            <text:list-item>
              <text:p text:style-name="P1">Suitability</text:p>
              <text:list>
                <text:list-item>
                  <text:p text:style-name="P1">Determined to be unusable due to unwanted entrenched worldwide power structure.</text:p>
                </text:list-item>
                <text:list-item>
                  <text:p text:style-name="P1">Best to avoid notice by the culture entirely</text:p>
                </text:list-item>
                <text:list-item>
                  <text:p text:style-name="P1">The ghost will not be allowed to be aware of situations that may attract its attention.</text:p>
                </text:list-item>
                <text:list-item>
                  <text:p text:style-name="P1">All information regarding chern has been wiped from the ghost.</text:p>
                </text:list-item>
                <text:list-item>
                  <text:p text:style-name="P1">Elimination of remaining information may prove difficult. Remaining information is within apparent enemy of chern state. Determined to be a low threat.</text:p>
                </text:list-item>
              </text:list>
            </text:list-item>
          </text:list>
        </text:list-item>
        <text:list-item>
          <text:p text:style-name="P1">Fey</text:p>
          <text:list>
            <text:list-item>
              <text:p text:style-name="P1">Location</text:p>
              <text:list>
                <text:list-item>
                  <text:p text:style-name="P1">Western continent</text:p>
                </text:list-item>
                <text:list-item>
                  <text:p text:style-name="P1">Empty continent has been repaired, vast quantities of fey there have been eliminated in the previous war</text:p>
                </text:list-item>
                <text:list-item>
                  <text:p text:style-name="P1">Heavily fortified capital location, difficult to directly estimate without arising suspicion. Passive estimation only.</text:p>
                </text:list-item>
                <text:list-item>
                  <text:p text:style-name="P1">[Star charts indicating all significant objects.</text:p>
                </text:list-item>
                <text:list-item>
                  <text:p text:style-name="P1">[Estimate of planar location near fey capital relative to Darkavien's lab]</text:p>
                </text:list-item>
                <text:list-item>
                  <text:p text:style-name="P1">[Estimate of planar location inside fey capital]</text:p>
                </text:list-item>
              </text:list>
            </text:list-item>
            <text:list-item>
              <text:p text:style-name="P1">Resources</text:p>
              <text:list>
                <text:list-item>
                  <text:p text:style-name="P1">High magic resources</text:p>
                  <text:list>
                    <text:list-item>
                      <text:p text:style-name="P1">Spells above mystra's ban seem to be available here. This may prove very useful.</text:p>
                    </text:list-item>
                    <text:list-item>
                      <text:p text:style-name="P1">Quite proficient with high magic given what history I am aware of.</text:p>
                    </text:list-item>
                    <text:list-item>
                      <text:p text:style-name="P1">Offensive high magic resources are confirmed.</text:p>
                    </text:list-item>
                  </text:list>
                </text:list-item>
                <text:list-item>
                  <text:p text:style-name="P1">Knowledge of strategy due to longevity</text:p>
                  <text:list>
                    <text:list-item>
                      <text:p text:style-name="P1">To my knowledge have successfully harassed humans without genuine reprisal.</text:p>
                    </text:list-item>
                    <text:list-item>
                      <text:p text:style-name="P1">Current leader's dedication to the whole seems to waver but nonetheless seems intelligent.</text:p>
                    </text:list-item>
                    <text:list-item>
                      <text:p text:style-name="P1">Are amenable to providing privacy without actually doing so though this may be due to my foreign nature and what else is in my proximity.</text:p>
                    </text:list-item>
                  </text:list>
                </text:list-item>
                <text:list-item>
                  <text:p text:style-name="P1">Habits precluding amenable contact with humans</text:p>
                  <text:list>
                    <text:list-item>
                      <text:p text:style-name="P1">Seem to be generally aligned as a whole</text:p>
                    </text:list-item>
                    <text:list-item>
                      <text:p text:style-name="P1">Humans and fey find each other distasteful for little current reason. This nonetheless prevents wide distribution of overt activities.</text:p>
                    </text:list-item>
                    <text:list-item>
                      <text:p text:style-name="P1">Fey can interbreed with humans making fey with little incentive to remain with the whole of either side but allowing spies in both directions.</text:p>
                    </text:list-item>
                  </text:list>
                </text:list-item>
              </text:list>
            </text:list-item>
            <text:list-item>
              <text:p text:style-name="P1">Weapons</text:p>
              <text:list>
                <text:list-item>
                  <text:p text:style-name="P1">physical weaponry is unknown</text:p>
                </text:list-item>
                <text:list-item>
                  <text:p text:style-name="P1">Magic weaponry is proficient but also generally unknown.</text:p>
                </text:list-item>
                <text:list-item>
                  <text:p text:style-name="P1">All fey seem to have at least a minimal proficiency in magic endeavors. </text:p>
                </text:list-item>
              </text:list>
            </text:list-item>
            <text:list-item>
              <text:p text:style-name="P1">Troops</text:p>
              <text:list>
                <text:list-item>
                  <text:p text:style-name="P1">Unknown, none observed</text:p>
                </text:list-item>
                <text:list-item>
                  <text:p text:style-name="P1">Likely to employ magic, no conventional weapons observed. </text:p>
                </text:list-item>
                <text:list-item>
                  <text:p text:style-name="P1">Assumed to be proficient in warfare of some nature, reputed to have combated humans for an indeterminate length.</text:p>
                </text:list-item>
              </text:list>
            </text:list-item>
            <text:list-item>
              <text:p text:style-name="P1">Longevity</text:p>
              <text:list>
                <text:list-item>
                  <text:p text:style-name="P1">Breeding behavior is reputed to be infrequent. Extinction is likely</text:p>
                </text:list-item>
                <text:list-item>
                  <text:p text:style-name="P1">Very long lived.</text:p>
                </text:list-item>
                <text:list-item>
                  <text:p text:style-name="P1">Prone to creating enemies of humans. Likely to hasten extinction.</text:p>
                </text:list-item>
              </text:list>
            </text:list-item>
            <text:list-item>
              <text:p text:style-name="P1">Behavior</text:p>
              <text:list>
                <text:list-item>
                  <text:p text:style-name="P1">Determined to be mistrusting of anything outside their race</text:p>
                </text:list-item>
                <text:list-item>
                  <text:p text:style-name="P1">Generally hostile toward humans, events in recent decades appears to have diminished their resolve</text:p>
                </text:list-item>
                <text:list-item>
                  <text:p text:style-name="P1">Favor plant-based structures and pure magic equipment that closely resembles their environment</text:p>
                </text:list-item>
              </text:list>
            </text:list-item>
            <text:list-item>
              <text:p text:style-name="P1">Suitability</text:p>
              <text:list>
                <text:list-item>
                  <text:p text:style-name="P1">It is unknown if their knowledge can significantly add to my own and further efficiency.</text:p>
                </text:list-item>
                <text:list-item>
                  <text:p text:style-name="P1">Unconfirmed rumors of undead creatures built by fey. Seem to be a rare occurrence. This may be due to unwanted restraint in the application of force.</text:p>
                </text:list-item>
                <text:list-item>
                  <text:p text:style-name="P1">Low breeding rate, may be unsuitable due to extinction. Blue magic could resolve this issue but I deem this a waste of knowledge and effort to counter.</text:p>
                </text:list-item>
                <text:list-item>
                  <text:p text:style-name="P1">Determined to have no innate preference against infliction of mass destruction of land in pursuit of power. This is concurrent with my needs. </text:p>
                </text:list-item>
                <text:list-item>
                  <text:p text:style-name="P1">Life preference may simply be cultural cover. Further investigation is prudent. </text:p>
                </text:list-item>
              </text:list>
            </text:list-item>
          </text:list>
        </text:list-item>
        <text:list-item>
          <text:p text:style-name="P1">Clan MacBeathenne</text:p>
          <text:list>
            <text:list-item>
              <text:p text:style-name="P1">Location</text:p>
              <text:list>
                <text:list-item>
                  <text:p text:style-name="P1">Planar fabric is motile in this area. This may simply be do to foreign mechanics or heavy energy use on the plane producing interference. Coordinates are approximate.</text:p>
                </text:list-item>
                <text:list-item>
                  <text:p text:style-name="P1">[Location of manor relative to darkavien's lab]</text:p>
                </text:list-item>
                <text:list-item>
                  <text:p text:style-name="P1">[Planar location of possible location of barracks]</text:p>
                </text:list-item>
                <text:list-item>
                  <text:p text:style-name="P1">[Diagram of major bright stars in the sky for star charting]</text:p>
                </text:list-item>
                <text:list-item>
                  <text:p text:style-name="P1">[Approximated planar location inside manor]</text:p>
                </text:list-item>
              </text:list>
            </text:list-item>
            <text:list-item>
              <text:p text:style-name="P1">Resources</text:p>
              <text:list>
                <text:list-item>
                  <text:p text:style-name="P1">Alchemical knowledge</text:p>
                  <text:list>
                    <text:list-item>
                      <text:p text:style-name="P1">Mechanics of unknown type are extremely desirable.</text:p>
                    </text:list-item>
                    <text:list-item>
                      <text:p text:style-name="P1">High alchemy resulting in mass destruction weaponry.</text:p>
                    </text:list-item>
                    <text:list-item>
                      <text:p text:style-name="P1">Some of the observed alchemical products appear to integrate some magical methods. It may be easily integrated into my existing knowledge.</text:p>
                    </text:list-item>
                  </text:list>
                </text:list-item>
                <text:list-item>
                  <text:p text:style-name="P1">Drive for the persecution of sentient races.</text:p>
                  <text:list>
                    <text:list-item>
                      <text:p text:style-name="P1">Persecution of fey may allow for little care for the acquiring of fey bodies for reanimation. It is unknown if they will be suitable for this purpose however</text:p>
                    </text:list-item>
                    <text:list-item>
                      <text:p text:style-name="P1">Leaders also exhibit this behavior making it possible to manipulate in my favor should the need arise.</text:p>
                    </text:list-item>
                    <text:list-item>
                      <text:p text:style-name="P1">Current leader is deemed perceptive and may prove resistant to habits not conducive to the efficient of the whole while the whole remains manipulatable.</text:p>
                    </text:list-item>
                  </text:list>
                </text:list-item>
                <text:list-item>
                  <text:p text:style-name="P1">Observed religious fervor</text:p>
                  <text:list>
                    <text:list-item>
                      <text:p text:style-name="P1">The ghost was burnt by local clerics demonstrating a use or knowledge of turning.</text:p>
                    </text:list-item>
                    <text:list-item>
                      <text:p text:style-name="P1">No diefic influence was observed, this may allow for the faith to be preempted by other means.</text:p>
                    </text:list-item>
                    <text:list-item>
                      <text:p text:style-name="P1">Religious fervor leading to hostile action may be simply a limited sample. It is prudent to investigate further.</text:p>
                    </text:list-item>
                    <text:list-item>
                      <text:p text:style-name="P1">Druid group may prove resistant to usurping of unattended religions.</text:p>
                    </text:list-item>
                  </text:list>
                </text:list-item>
              </text:list>
            </text:list-item>
            <text:list-item>
              <text:p text:style-name="P1">Weapons</text:p>
              <text:list>
                <text:list-item>
                  <text:p text:style-name="P1">Mundane weaponry of extreme proficiency.</text:p>
                </text:list-item>
                <text:list-item>
                  <text:p text:style-name="P2">Samples of long-rage alchemical weaponry may prove a welcome replacement for crossbow.</text:p>
                </text:list-item>
                <text:list-item>
                  <text:p text:style-name="P1">Mass destruction weaponry of unknown type.</text:p>
                </text:list-item>
                <text:list-item>
                  <text:p text:style-name="P1">Mobile constructs of fairly advanced construction. Investigate for information to integrate.</text:p>
                </text:list-item>
              </text:list>
            </text:list-item>
            <text:list-item>
              <text:p text:style-name="P1">Troops</text:p>
              <text:list>
                <text:list-item>
                  <text:p text:style-name="P1">Unknown. Manor troops well armed and trained.</text:p>
                </text:list-item>
                <text:list-item>
                  <text:p text:style-name="P1">All carry weaponry determined to be high-energy. It is likely that minimal skill is required to operate weaponry at a base level.</text:p>
                </text:list-item>
                <text:list-item>
                  <text:p text:style-name="P1">Troops wear nonmetallic armor of unknown quality. Assumed to be superior to current nonmetallic nonmagical armors. Investigation is prudent.</text:p>
                </text:list-item>
              </text:list>
            </text:list-item>
            <text:list-item>
              <text:p text:style-name="P1">Longevity</text:p>
              <text:list>
                <text:list-item>
                  <text:p text:style-name="P1">Rulership is hereditary. This should provide a stable base of operations in as much humans can be such.</text:p>
                </text:list-item>
                <text:list-item>
                  <text:p text:style-name="P1">Reputed to not have impulsive violent behavior and this should minimize uprisings by populous</text:p>
                  <text:list>
                    <text:list-item>
                      <text:p text:style-name="P1">Though this assessment is circumspect given previous war it is likely true for common activities.</text:p>
                    </text:list-item>
                    <text:list-item>
                      <text:p text:style-name="P1">Populous habits are unknown but clan behavior is evident.</text:p>
                    </text:list-item>
                    <text:list-item>
                      <text:p text:style-name="P1">Racially motivated behavior is evident toward fey that should reduce their threat level as a whole.</text:p>
                    </text:list-item>
                  </text:list>
                </text:list-item>
                <text:list-item>
                  <text:p text:style-name="P1">The ghost is currently constructing a conjugate gate using gained resources. </text:p>
                </text:list-item>
                <text:list-item>
                  <text:p text:style-name="P1">Modifications have been made to the conjugate gate design that should minimize potential threat to a base of operations.</text:p>
                </text:list-item>
              </text:list>
            </text:list-item>
            <text:list-item>
              <text:p text:style-name="P1">Behavior</text:p>
              <text:list>
                <text:list-item>
                  <text:list>
                    <text:list-item>
                      <text:p text:style-name="P1">Local developing religion deemed hostile. </text:p>
                      <text:list>
                        <text:list-item>
                          <text:p text:style-name="P1">The ghost was attacked by priests </text:p>
                        </text:list-item>
                        <text:list-item>
                          <text:p text:style-name="P1">Resources have been gained as a byproduct of the local religion and local authority.</text:p>
                        </text:list-item>
                        <text:list-item>
                          <text:p text:style-name="P1">Threat level of religion is determined to be insignificant.</text:p>
                        </text:list-item>
                        <text:list-item>
                          <text:p text:style-name="P1">No appreciable presence of a deity has as yet been detected.</text:p>
                        </text:list-item>
                      </text:list>
                    </text:list-item>
                    <text:list-item>
                      <text:p text:style-name="P1">Societal relations appear important. This may allow for ease of mass manipulation of a populous that can be indoctrinated to obey and not ask questions.</text:p>
                      <text:list>
                        <text:list-item>
                          <text:p text:style-name="P1">Familial ties are strong</text:p>
                        </text:list-item>
                        <text:list-item>
                          <text:p text:style-name="P1">The ghost has been adopted by ruling clan, this is suitable to my needs.</text:p>
                        </text:list-item>
                        <text:list-item>
                          <text:p text:style-name="P1">Adoption has proven to exhibit genuine behavior toward the ghost. Also suitable to my needs.</text:p>
                        </text:list-item>
                      </text:list>
                    </text:list-item>
                    <text:list-item>
                      <text:p text:style-name="P1">Most dedicated to combat appear to still be in a state of high alert. This may be due to existing threat from fey populous.</text:p>
                    </text:list-item>
                  </text:list>
                </text:list-item>
              </text:list>
            </text:list-item>
            <text:list-item>
              <text:p text:style-name="P1">Suitability</text:p>
              <text:list>
                <text:list-item>
                  <text:p text:style-name="P1">Determined likely to have no innate preference against infliction of death and mass destruction of land in pursuit of power. This is concurrent with my needs. </text:p>
                </text:list-item>
                <text:list-item>
                  <text:p text:style-name="P1">Preference to life-based endeavors may simply be cultural cover. Further investigation is not needed at this time, assumed to be normal human habits.</text:p>
                </text:list-item>
                <text:list-item>
                  <text:p text:style-name="P1">The nature of devices and methods in use by the society is both foreign to my knowledge and common to my workings. I consider this an investigation of great priority.</text:p>
                </text:list-item>
                <text:list-item>
                  <text:p text:style-name="P1">Tightly knit behavior by the clan will provide excellent support. The ghost's methods of obtaining reagents may be useful instead of direct methods. </text:p>
                </text:list-item>
                <text:list-item>
                  <text:p text:style-name="P1">Exceedingly large population of humans on the planet for use in the sphere bearer's interests.</text:p>
                </text:list-item>
                <text:list-item>
                  <text:p text:style-name="P1">There may be a pending war with the diminished fey that would provide this knowledge as well as fey knowledge. They are unlikely to win given their limited numbers.</text:p>
                </text:list-item>
                <text:list-item>
                  <text:p text:style-name="P1">I have taken measures to ensure that the conjugate gate in planning diminishes the efficiency of fey mass destruction spells. This also protects my resources in the state manor.</text:p>
                </text:list-item>
                <text:list-item>
                  <text:p text:style-name="P1">Troops are regimented but relatively voluntary but numbers of the soldiers appear to be stable despite this. This increases the competence of the army in its enthusiasm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little kreen</meta:initial-creator>
    <meta:creation-date>2008-03-26T19:36:53</meta:creation-date>
    <dc:creator>kreenlappy</dc:creator>
    <dc:date>2008-04-15T19:46:23</dc:date>
    <meta:editing-cycles>15</meta:editing-cycles>
    <meta:editing-duration>P1DT17H53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2" meta:word-count="2456" meta:character-count="15549"/>
  </office:meta>
</office:document-meta>
</file>